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language="en" fo:country="GB" style:font-name-complex="Times New Roman1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.423cm" fo:text-align="center" style:justify-single-word="false" fo:orphans="0" fo:widows="0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language="en" fo:country="GB" style:font-name-complex="Times New Roman1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Times" fo:language="en" fo:country="GB" style:font-name-complex="Times1"/>
    </style:style>
    <style:style style:name="T2" style:family="text">
      <style:text-properties fo:color="#000000" style:font-name="Times" fo:language="en" fo:country="GB" style:text-underline-style="solid" style:text-underline-width="auto" style:text-underline-color="font-color" fo:font-weight="bold" style:font-weight-asian="bold" style:font-name-complex="Times1"/>
    </style:style>
    <style:style style:name="T3" style:family="text">
      <style:text-properties fo:color="#000000" style:font-name="Times New Roman" fo:language="en" fo:country="GB" style:font-name-complex="Times New Roman1"/>
    </style:style>
    <style:style style:name="T4" style:family="text">
      <style:text-properties style:font-name="Times New Roman" fo:language="en" fo:country="GB" style:font-name-complex="Times New Roman1"/>
    </style:style>
    <style:style style:name="T5" style:family="text">
      <style:text-properties style:font-name="TimesNewRoman" fo:language="en" fo:country="GB"/>
    </style:style>
    <style:style style:name="T6" style:family="text">
      <style:text-properties fo:color="#1a1a1a" style:font-name="Arial1" fo:font-size="13pt" fo:language="en" fo:country="GB" style:font-size-asian="13pt" style:font-name-complex="Arial2" style:font-size-complex="13pt"/>
    </style:style>
    <style:style style:name="T7" style:family="text">
      <style:text-properties style:text-line-through-style="solid" style:font-name="Times New Roman" fo:language="en" fo:country="GB" style:font-name-complex="Times New Roman1"/>
    </style:style>
    <style:style style:name="T8" style:family="text">
      <style:text-properties style:text-line-through-style="solid" style:font-name="TimesNewRoman" fo:language="en" fo:country="GB"/>
    </style:style>
    <style:style style:name="T9" style:family="text">
      <style:text-properties style:use-window-font-color="true" style:text-outline="false" style:text-line-through-style="none" style:text-position="0% 100%" style:font-name=".Helvetica Neue DeskInterface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it" style:country-asian="IT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.Helvetica Neue DeskInterface" fo:font-size="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it" style:country-asian="IT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font-name=".Helvetica Neue DeskInterface" fo:font-size="10pt" fo:language="en" fo:country="GB" style:language-asian="it" style:country-asian="I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1">Agent-based Model(</text:span><text:span text:style-name="T2"><office:annotation office:name="__Annotation__4_517784056"><dc:creator>cinzia</dc:creator><dc:date>2016-11-24T16:28:00</dc:date><textooo:sender-initials>c</textooo:sender-initials><text:p>Pourquoi modeling et pas model?</text:p></office:annotation></text:span><text:span text:style-name="T2">ing</text:span><office:annotation-end office:name="__Annotation__4_517784056"/><text:span text:style-name="T2"><office:annotation><dc:creator>Juste Raimbault</dc:creator><dc:date>2016-11-24T17:11:18</dc:date><text:p text:style-name="P5"><text:span text:style-name="T10">Répondre à cinzia (24/11/2016, 16:28): "..."</text:span></text:p><text:p><text:span text:style-name="T11">On dit soit “An agent-based model ...” soit “Agent-based modeling..” ; le deuxième semble plus naturel dans un titre car on parle d'un truc général, puis case study.</text:span></text:p></office:annotation></text:span><text:span text:style-name="T1">) of Migrant Workers Residential Dynamics within a Mega-city Region: the Case of </text:span><text:span text:style-name="T3"><office:annotation office:name="__Annotation__118_517784056"><dc:creator>Juste Raimbault</dc:creator><dc:date>2016-11-24T17:12:19</dc:date><text:p text:style-name="P5"><text:span text:style-name="T9">OK pour PRD</text:span></text:p></office:annotation></text:span><text:span text:style-name="T3">Pearl River Delta</text:span><office:annotation-end office:name="__Annotation__118_517784056"/><text:span text:style-name="T1">, China</text:span></text:p>
      <text:p text:style-name="P3"><text:span text:style-name="T1">Working Paper</text:span></text:p>
      <text:p text:style-name="P3"><text:span text:style-name="T1">Cinzia Losavio and Juste Raimbault UMR CNRS 8504 Géographie-cités</text:span></text:p>
      <text:p text:style-name="P3"><text:span text:style-name="T1">Abstract</text:span><text:bookmark text:name="_GoBack"/></text:p>
      <text:p text:style-name="P1"/>
      <text:p text:style-name="P2"><text:span text:style-name="T4">Over the last three decades, rural-urban migrant-workers have been a driving force for China's economy, raising attention on associated socio-economical issues. However, the importance of their socio-economic diversity and social mobility</text:span><text:span text:style-name="T4"><office:annotation office:name="__Annotation__119_517784056"><dc:creator>Juste Raimbault</dc:creator><dc:date>2016-11-24T17:13:07</dc:date><text:p text:style-name="P5"><text:span text:style-name="T9">L'évolution de leur statut tu veux dire ? Plutot mettre social mobility du coup ?</text:span></text:p></office:annotation></text:span><office:annotation-end office:name="__Annotation__119_517784056"/><text:span text:style-name="T4"> has been poorly taken into account in the analysis of urban development strategy. <text:s/></text:span></text:p>
      <text:p text:style-name="P2"><text:span text:style-name="T4"><office:annotation office:name="__Annotation__165_517784056"><dc:creator>Juste Raimbault</dc:creator><dc:date>2016-11-24T17:55:46</dc:date><text:p text:style-name="P5"><text:span text:style-name="T9">J'ai reformulé</text:span></text:p></office:annotation></text:span><text:span text:style-name="T4">We use an agent-based model to simulate residential dynamics of migrants in Pearl River Delta (PRD) mega city region, taking into account the full range of migrants’ socio-economical status and their evolution.</text:span><office:annotation-end office:name="__Annotation__165_517784056"/><text:span text:style-name="T4"> Mega-city regions have become a new scale of Chinese State regulation, and PRD represent the most prosperous and dynamic one in term of migration waves, standing as an ideal unit of analysis. </text:span></text:p>
      <text:p text:style-name="P2"><text:span text:style-name="T4"/></text:p>
      <text:p text:style-name="P2"><text:span text:style-name="T4"><office:annotation office:name="__Annotation__151_517784056"><dc:creator>Juste Raimbault</dc:creator><dc:date>2016-11-24T17:48:48</dc:date><text:p text:style-name="P5"><text:span text:style-name="T9">En fait le modèle ne révelera pas comment les gens réagissent, car c'est un processus micro qu'on inclut comme hypothèse dans le modèle (le fonctionnement par choix discret et utilité) – le modèle apportera des infos sur les patterns meso, ie comment les interactions entre les migrants et l'environnement (et entre eux via l'environnement) font emerger des dynamiques meso qualitatives qu'on peut a priori pas prédire. La trajectoire d'un migrant au cours du temps en fait partie car on regardera des indicateurs meso sur les trajectoires (ex nbre moyen de déplacement etc).</text:span></text:p></office:annotation></text:span><text:span text:style-name="T7">Inferring migrants’ population dynamics from a patch-level, our model not only reveal how actors react to an uncertain future in real time but also disclose a top-down fashion, denoting state power rescaling. </text:span><office:annotation-end office:name="__Annotation__151_517784056"/></text:p>
      <text:p text:style-name="P2"><text:span text:style-name="T4">Our model unveils emergent patterns of dynamics, from micro behaviour rules of discrete mobility choices. These choices are conditional to urban and economic environment, which evolution is controlled by meso-scale independent dynamics. The two scales are coupled through the dependance of discrete choice utilities to generalised accessibility that combines patch-level urban and economic context with a feedback of the dynamics themselves</text:span><text:span text:style-name="T4"><office:annotation><dc:creator>Juste Raimbault</dc:creator><dc:date>2016-11-24T18:17:27</dc:date><text:p text:style-name="P5"><text:span text:style-name="T9">Pas besoin de rentrer plus dans les détails (mobilité sociale par l'évolution de la richesse, réseau social au début). C'est peut etre déjà trop détaillé ?</text:span></text:p></office:annotation></text:span><text:span text:style-name="T4">. </text:span><text:span text:style-name="T4"><office:annotation><dc:creator>Juste Raimbault</dc:creator><dc:date>2016-11-24T18:16:11</dc:date><text:p text:style-name="P5"><text:span text:style-name="T9">J'ai pas mis le state power rescaling du coup, mais ça semblait important, comme une justification thématique du besoin d'un top-down ?</text:span></text:p></office:annotation></text:span></text:p>
      <text:p text:style-name="P2"><text:span text:style-name="T4"/></text:p>
      <text:p text:style-name="P2"><text:span text:style-name="T4">We perform simulations to validate the model on synthetic data, by assessing statistical consistence and establishing phase diagrams across the parameter space.</text:span></text:p>
      <text:p text:style-name="P2"><text:span text:style-name="T5"><office:annotation office:name="__Annotation__152_517784056"><dc:creator>Juste Raimbault</dc:creator><dc:date>2016-11-24T17:52:16</dc:date><text:p text:style-name="P5"><text:span text:style-name="T9">Ca ne veut rien dire</text:span></text:p></office:annotation></text:span><text:span text:style-name="T7"> </text:span><text:span text:style-name="T8">path-dependence process embodying a variety of temporal trajectories.</text:span><office:annotation-end office:name="__Annotation__152_517784056"/><text:span text:style-name="T5"> </text:span></text:p>
      <text:p text:style-name="P2"><text:span text:style-name="T4"/></text:p>
      <text:p text:style-name="P2"><text:span text:style-name="T4">The application to the case study allows first to test how variation in socio-economic status yield more complex trajectories, and secondly to identify how the Party-State persist in controlling internal migration flows in a more sophisticated and strategically redefined way</text:span><text:span text:style-name="T6">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.Helvetica Neue DeskInterface" svg:font-family="'.Helvetica Neue DeskInterface'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it" fo:country="IT" style:font-name-asian="SimSun" style:font-size-asian="12pt" style:language-asian="it" style:country-asian="IT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size="9pt" style:font-size-asian="9pt" style:font-name-complex="Lucida Grande1" style:font-size-complex="9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" fo:font-size="10pt" style:font-size-asian="10pt" style:font-name-complex="Times New Roman1" style:font-size-complex="10pt"/>
    </style:style>
    <style:style style:name="annotation_20_text" style:display-name="annotation text" style:family="paragraph" style:parent-style-name="Standard" style:default-outline-level="" style:list-style-name=""/>
    <style:style style:name="annotation_20_subject" style:display-name="annotation subject" style:family="paragraph" style:parent-style-name="annotation_20_text" style:default-outline-level="" style:list-style-name="">
      <style:text-properties fo:font-size="10pt" fo:font-weight="bold" style:font-size-asian="10pt" style:font-weight-asian="bold" style:font-size-complex="10pt" style:font-weight-complex="bold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Testo_20_commento_20_Carattere" style:display-name="Testo commento Carattere" style:family="text" style:parent-style-name="Default_20_Paragraph_20_Font"/>
    <style:style style:name="Soggetto_20_commento_20_Carattere" style:display-name="Soggetto commento Carattere" style:family="text" style:parent-style-name="Testo_20_commento_20_Carattere">
      <style:text-properties fo:font-size="10pt" fo:font-weight="bold" style:font-size-asian="10pt" style:font-weight-asian="bold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nzia</meta:initial-creator>
    <dc:creator>Juste Raimbault</dc:creator>
    <meta:editing-cycles>7</meta:editing-cycles>
    <meta:creation-date>2016-11-24T02:39:00</meta:creation-date>
    <dc:date>2016-11-24T18:21:19</dc:date>
    <meta:editing-duration>PT1H24M31S</meta:editing-duration>
    <meta:generator>OpenOffice/4.1.1$Unix OpenOffice.org_project/411m6$Build-9775</meta:generator>
    <meta:document-statistic meta:table-count="0" meta:image-count="0" meta:object-count="0" meta:page-count="1" meta:paragraph-count="11" meta:word-count="313" meta:character-count="210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